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language="en" fo:country="GB" officeooo:rsid="0028390f" officeooo:paragraph-rsid="00100049"/>
    </style:style>
    <style:style style:name="P2" style:family="paragraph" style:parent-style-name="Standard">
      <style:text-properties fo:color="#ff0000" loext:opacity="100%" fo:language="en" fo:country="GB" officeooo:rsid="001998d9" officeooo:paragraph-rsid="00100049"/>
    </style:style>
    <style:style style:name="P3" style:family="paragraph" style:parent-style-name="Standard">
      <style:text-properties fo:color="#000000" loext:opacity="100%" fo:language="en" fo:country="GB" officeooo:rsid="00226eae" officeooo:paragraph-rsid="00100049"/>
    </style:style>
    <style:style style:name="P4" style:family="paragraph" style:parent-style-name="Standard">
      <style:text-properties fo:color="#000000" loext:opacity="100%" fo:language="en" fo:country="GB" officeooo:rsid="0023c174" officeooo:paragraph-rsid="00100049"/>
    </style:style>
    <style:style style:name="P5" style:family="paragraph" style:parent-style-name="Standard">
      <style:text-properties fo:color="#000000" loext:opacity="100%" fo:language="en" fo:country="GB" officeooo:rsid="0025cb05" officeooo:paragraph-rsid="00100049"/>
    </style:style>
    <style:style style:name="P6" style:family="paragraph" style:parent-style-name="Standard">
      <style:text-properties fo:color="#000000" loext:opacity="100%" fo:language="en" fo:country="GB" officeooo:rsid="0027a157" officeooo:paragraph-rsid="00100049"/>
    </style:style>
    <style:style style:name="P7" style:family="paragraph" style:parent-style-name="Standard">
      <style:text-properties fo:color="#000000" loext:opacity="100%" fo:language="en" fo:country="GB" fo:font-weight="bold" officeooo:rsid="0023c174" officeooo:paragraph-rsid="00100049" style:font-weight-asian="bold" style:font-weight-complex="bold"/>
    </style:style>
    <style:style style:name="P8" style:family="paragraph" style:parent-style-name="Standard">
      <style:text-properties fo:color="#000000" loext:opacity="100%" fo:language="en" fo:country="GB" fo:font-weight="bold" officeooo:rsid="00226eae" officeooo:paragraph-rsid="00100049" style:font-weight-asian="bold" style:font-weight-complex="bold"/>
    </style:style>
    <style:style style:name="P9" style:family="paragraph" style:parent-style-name="Standard">
      <style:text-properties fo:color="#000000" loext:opacity="100%" fo:language="en" fo:country="GB" officeooo:rsid="00248809" officeooo:paragraph-rsid="00100049"/>
    </style:style>
    <style:style style:name="P10" style:family="paragraph" style:parent-style-name="Standard">
      <style:text-properties fo:color="#000000" loext:opacity="100%" fo:language="en" fo:country="GB" officeooo:rsid="001998d9" officeooo:paragraph-rsid="00100049"/>
    </style:style>
    <style:style style:name="T1" style:family="text">
      <style:text-properties officeooo:rsid="0025c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izen Meeting 16.11.2021</text:p>
      <text:p text:style-name="Text_20_body"/>
      <text:p text:style-name="P3">Notizen von meeting:</text:p>
      <text:p text:style-name="P3"/>
      <text:p text:style-name="P3">results von string matching erst in discussion</text:p>
      <text:p text:style-name="P3"/>
      <text:p text:style-name="P4">Introduction:</text:p>
      <text:p text:style-name="P4">Motivation: Hypothesen (inklusive Hyperparameter Optimierung)</text:p>
      <text:p text:style-name="P4"/>
      <text:p text:style-name="P5">Man kann Dinge verbessern:</text:p>
      <text:p text:style-name="P5"/>
      <text:p text:style-name="P6">Data Augmentation?</text:p>
      <text:p text:style-name="P5"/>
      <text:p text:style-name="P5">H1a Data Preprocessing</text:p>
      <text:p text:style-name="P5">H1b Model Hyperparameter Optimierung</text:p>
      <text:p text:style-name="P3"/>
      <text:p text:style-name="P3">Background:</text:p>
      <text:p text:style-name="P3"/>
      <text:p text:style-name="P3">bezug nehmen auf doktorarbeit, sagen warum das nicht feasible ist für unser problem</text:p>
      <text:p text:style-name="P3"/>
      <text:p text:style-name="P3">oesch system vorstellen eventuell</text:p>
      <text:p text:style-name="P3"/>
      <text:p text:style-name="P3">embedding systems beschreiben</text:p>
      <text:p text:style-name="P3"/>
      <text:p text:style-name="P3">Fasttext system </text:p>
      <text:p text:style-name="P3"/>
      <text:p text:style-name="P7">Hyperparameter Optimierung! <text:span text:style-name="T1">Was sind die heuristics für die Optimierung von NLP Pipelines</text:span></text:p>
      <text:p text:style-name="P8"/>
      <text:p text:style-name="P3"/>
      <text:p text:style-name="P3"/>
      <text:p text:style-name="P4">Methods:</text:p>
      <text:p text:style-name="P4">Datensatz: Beispiele (qualtitativ) und Analyse (Durchschnittslänge von Zeichen)</text:p>
      <text:p text:style-name="P4"/>
      <text:p text:style-name="P4">Algorithmus:</text:p>
      <text:p text:style-name="P4"/>
      <text:p text:style-name="P4">Prozessvisualisierung</text:p>
      <text:p text:style-name="P3"/>
      <text:p text:style-name="P3"><text:a xlink:type="simple" xlink:href="https://miro.com/app/board/o9J_lii8RCE=/" text:style-name="Internet_20_link" text:visited-style-name="Visited_20_Internet_20_Link">https://miro.com/app/board/o9J_lii8RCE=/</text:a></text:p>
      <text:p text:style-name="P3"/>
      <text:p text:style-name="P9">2 Teile?:</text:p>
      <text:p text:style-name="P9">Baseline methods erklären und ergebnisse darstellen</text:p>
      <text:p text:style-name="P9"/>
      <text:p text:style-name="P9">Hyperparameter Optimierung erklären und ergebnisse darstellen</text:p>
      <text:p text:style-name="P10"/>
      <text:p text:style-name="P2"/>
      <text:p text:style-name="P1">Aufgabe bis in 2 Wochen:</text:p>
      <text:p text:style-name="P1">stichpunktartig festhalten was ich bisher gemacht </text:p>
      <text:p text:style-name="P1">Literatur Suche zum Thema Hyperparameter Optimier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9:14:06.685000000</meta:creation-date>
    <dc:date>2021-11-23T19:16:24.331000000</dc:date>
    <meta:editing-duration>PT2M1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110" meta:character-count="936" meta:non-whitespace-character-count="850"/>
  </office:meta>
</office:document-meta>
</file>